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Entity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CreatorTest_error2.test_cre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create( @ JSONField ( name = "id" ) int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